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fill-color="#ffffff"/>
    </style:style>
    <style:style style:name="gr2" style:family="graphic" style:parent-style-name="standard">
      <style:graphic-properties svg:stroke-width="0.01cm" svg:stroke-color="#000000" draw:fill="none" draw:fill-color="#ffffff" fo:padding-top="-0.045cm" fo:padding-bottom="-0.045cm" fo:padding-left="-0.045cm" fo:padding-right="-0.045cm"/>
    </style:style>
    <style:style style:name="gr3" style:family="graphic" style:parent-style-name="standard">
      <style:graphic-properties svg:stroke-width="0.1cm" draw:fill-color="#000000"/>
    </style:style>
    <style:style style:name="gr4" style:family="graphic" style:parent-style-name="standard">
      <style:graphic-properties draw:stroke="none" draw:fill="none" draw:textarea-horizontal-align="center" draw:textarea-vertical-align="middle" draw:auto-grow-width="true" fo:min-height="1.833cm" fo:min-width="2.833cm"/>
    </style:style>
  </office:automatic-styles>
  <office:body>
    <office:drawing>
      <draw:page draw:name="page1" draw:style-name="dp1" draw:master-page-name="Default">
        <draw:g>
          <draw:glue-point draw:id="4" svg:x="-3.889cm" svg:y="5cm"/>
          <draw:glue-point draw:id="5" svg:x="3.889cm" svg:y="5cm"/>
          <draw:glue-point draw:id="6" svg:x="0cm" svg:y="5cm"/>
          <draw:glue-point draw:id="7" svg:x="5cm" svg:y="-3.333cm"/>
          <draw:glue-point draw:id="8" svg:x="5cm" svg:y="3.333cm"/>
          <draw:glue-point draw:id="9" svg:x="5cm" svg:y="0cm"/>
          <draw:glue-point draw:id="10" svg:x="-5cm" svg:y="-3.333cm"/>
          <draw:glue-point draw:id="11" svg:x="-5cm" svg:y="3.333cm"/>
          <draw:glue-point draw:id="12" svg:x="-5cm" svg:y="0cm"/>
          <draw:glue-point draw:id="13" svg:x="-3.889cm" svg:y="-5cm"/>
          <draw:glue-point draw:id="14" svg:x="3.889cm" svg:y="-5cm"/>
          <draw:glue-point draw:id="15" svg:x="0cm" svg:y="-5cm"/>
          <draw:path draw:style-name="gr1" draw:layer="layout" svg:width="3cm" svg:height="2cm" svg:x="0cm" svg:y="0cm" svg:viewBox="0 0 3001 2001" svg:d="m333 0c333 0 2001 0 2334 0s334 0 334 333 0 1001 0 1334 0 334-334 334-2001 0-2334 0-333 0-333-334 0-1000 0-1334 0-333 333-333z">
            <text:p/>
          </draw:path>
          <draw:path draw:style-name="gr2" draw:layer="layout" svg:width="3cm" svg:height="2cm" svg:x="0cm" svg:y="0cm" svg:viewBox="0 0 3001 2001" svg:d="m333 0c333 0 2001 0 2334 0s334 0 334 333 0 1001 0 1334 0 334-334 334-2001 0-2334 0-333 0-333-334 0-1000 0-1334 0-333 333-333">
            <text:p/>
          </draw:path>
          <draw:line draw:style-name="gr2" draw:layer="layout" svg:x1="0.333cm" svg:y1="2cm" svg:x2="2.667cm" svg:y2="2cm">
            <text:p/>
          </draw:line>
          <draw:line draw:style-name="gr2" draw:layer="layout" svg:x1="3cm" svg:y1="0.333cm" svg:x2="3cm" svg:y2="1.667cm">
            <text:p/>
          </draw:line>
          <draw:line draw:style-name="gr2" draw:layer="layout" svg:x1="0cm" svg:y1="0.333cm" svg:x2="0cm" svg:y2="1.667cm">
            <text:p/>
          </draw:line>
          <draw:line draw:style-name="gr2" draw:layer="layout" svg:x1="0.333cm" svg:y1="0cm" svg:x2="2.667cm" svg:y2="0cm">
            <text:p/>
          </draw:line>
          <draw:rect draw:style-name="gr1" draw:layer="layout" svg:width="0.333cm" svg:height="0.333cm" svg:x="1.583cm" svg:y="1.667cm">
            <text:p/>
          </draw:rect>
          <draw:rect draw:style-name="gr2" draw:layer="layout" svg:width="0.333cm" svg:height="0.333cm" svg:x="1.583cm" svg:y="1.667cm">
            <text:p/>
          </draw:rect>
          <draw:line draw:style-name="gr2" draw:layer="layout" svg:x1="1.75cm" svg:y1="1.75cm" svg:x2="1.75cm" svg:y2="1.917cm">
            <text:p/>
          </draw:line>
          <draw:line draw:style-name="gr2" draw:layer="layout" svg:x1="1.667cm" svg:y1="1.833cm" svg:x2="1.833cm" svg:y2="1.833cm">
            <text:p/>
          </draw:line>
          <draw:rect draw:style-name="gr3" draw:layer="layout" svg:width="0.075cm" svg:height="0.317cm" svg:x="1.167cm" svg:y="1.6cm">
            <text:p/>
          </draw:rect>
          <draw:rect draw:style-name="gr2" draw:layer="layout" svg:width="0.075cm" svg:height="0.317cm" svg:x="1.167cm" svg:y="1.6cm">
            <text:p/>
          </draw:rect>
          <draw:rect draw:style-name="gr3" draw:layer="layout" svg:width="0.078cm" svg:height="0.317cm" svg:x="1.333cm" svg:y="1.598cm">
            <text:p/>
          </draw:rect>
          <draw:rect draw:style-name="gr2" draw:layer="layout" svg:width="0.078cm" svg:height="0.317cm" svg:x="1.333cm" svg:y="1.598cm">
            <text:p/>
          </draw:rect>
          <draw:frame draw:style-name="gr4" draw:layer="layout" svg:width="2.833cm" svg:height="1.833cm" svg:x="0.083cm" svg:y="0.083cm">
            <draw:text-box>
              <text:p/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BPMN - Multiple-Instance-Collapsed-Sub-Process</dc:title>
    <meta:creation-date>2011-02-07T16:50:40</meta:creation-date>
    <meta:editing-duration>P0D</meta:editing-duration>
    <meta:editing-cycles>1</meta:editing-cycles>
    <meta:document-statistic meta:object-count="16"/>
    <meta:generator>OpenOffice.org/3.3$Linux OpenOffice.org_project/330m20$Build-9567</meta:generator>
  </office:meta>
</office:document-meta>
</file>